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linja-nanpa" svg:font-family="linja-nanpa" style:font-family-generic="modern" style:font-pitch="fixed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ffffff" loext:opacity="100%" style:font-name="Liberation Serif" fo:font-size="36pt" style:font-name-asian="Liberation Serif" style:font-size-asian="36pt" style:font-size-complex="36pt"/>
    </style:style>
    <style:style style:name="T1" style:family="text">
      <style:text-properties officeooo:rsid="000bc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󱤩󱤽󱤧󱤘󱥠󱤉󱥂󱤑　󱦐󱤌󱦘󱦑</text:p>
      <text:p text:style-name="P1">　　󱤧󱤘󱥳󱤉󱥠󱥮　<text:span text:style-name="T1">󱤌󱦔󱥧󱤅󱦔󱤽</text:span></text:p>
      <text:p text:style-name="P1"/>
      <text:p text:style-name="P1">󱤀󱤁󱤂󱤃󱤄󱤅󱤆󱤇󱤈󱤉󱤊󱤋󱤌󱤍󱤎󱤏</text:p>
      <text:p text:style-name="P1">󱤐󱤑󱤒󱤓󱤔󱤕󱤖󱤗󱤘󱤙󱤚󱤛󱤜󱤝󱤞󱤟</text:p>
      <text:p text:style-name="P1">󱤠󱤡󱤢󱤣󱤤󱤥󱤦󱤧󱤨󱤩󱤪󱤫󱤬󱤭󱤮󱤯</text:p>
      <text:p text:style-name="P1">󱤰󱤱󱤲󱤳󱤴󱤵󱤶󱤷󱤸󱤹󱤺󱤻󱤼󱤽󱤾󱤿</text:p>
      <text:p text:style-name="P1">󱥀󱥁󱥂󱥃󱥄󱥅󱥆󱥇󱥈󱥉󱥊󱥋󱥌󱥍󱥎󱥏</text:p>
      <text:p text:style-name="P1">󱥐󱥑󱥒󱥓󱥔󱥕󱥖󱥗󱥘󱥙󱥚󱥛󱥜󱥝󱥞󱥟</text:p>
      <text:p text:style-name="P1">󱥠󱥡󱥢󱥣󱥤󱥥󱥦󱥧󱥨󱥩󱥪󱥫󱥬󱥭󱥮󱥯</text:p>
      <text:p text:style-name="P1">󱥰󱥱󱥲󱥳󱥴󱥵󱥶󱥷󱥸󱥹󱥺󱥻󱥼󱥽󱥾󱥿</text:p>
      <text:p text:style-name="P1">󱦀󱦁󱦂󱦃󱦄󱦅󱦆󱦇󱦈</text:p>
      <text:p text:style-name="P1">󱦠󱦡󱦢󱦣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linja-nanpa" svg:font-family="linja-nanpa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ackground-color="#000000" style:writing-mode="lr-tb" draw:fill="solid" draw:fill-color="#000000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3T03:59:23.227000000</dc:date>
    <meta:editing-duration>PT7M30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2" meta:word-count="165" meta:character-count="169" meta:non-whitespace-character-count="165"/>
  </office:meta>
</office:document-meta>
</file>